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Gothic1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7" style:family="table">
      <style:table-properties style:width="7.2819in" fo:margin-left="0in" fo:margin-top="0in" fo:margin-bottom="0in" table:align="left" style:writing-mode="lr-tb"/>
    </style:style>
    <style:style style:name="Table7.A" style:family="table-column">
      <style:table-column-properties style:column-width="7.2819in"/>
    </style:style>
    <style:style style:name="Table7.1" style:family="table-row">
      <style:table-row-properties style:min-row-height="0.184in" fo:keep-together="auto"/>
    </style:style>
    <style:style style:name="Table7.A1" style:family="table-cell">
      <style:table-cell-properties fo:padding-left="0.0785in" fo:padding-right="0.075in" fo:padding-top="0in" fo:padding-bottom="0in" fo:border="0.5pt solid #000000"/>
    </style:style>
    <style:style style:name="Table7.2" style:family="table-row">
      <style:table-row-properties style:min-row-height="0.1743in" fo:keep-together="auto"/>
    </style:style>
    <style:style style:name="Table8" style:family="table">
      <style:table-properties style:width="7.2819in" fo:margin-left="0in" fo:margin-top="0in" fo:margin-bottom="0in" table:align="left" style:writing-mode="lr-tb"/>
    </style:style>
    <style:style style:name="Table8.A" style:family="table-column">
      <style:table-column-properties style:column-width="7.2819in"/>
    </style:style>
    <style:style style:name="Table8.1" style:family="table-row">
      <style:table-row-properties style:min-row-height="0.184in" fo:keep-together="auto"/>
    </style:style>
    <style:style style:name="Table8.A1" style:family="table-cell">
      <style:table-cell-properties fo:padding-left="0.0785in" fo:padding-right="0.075in" fo:padding-top="0in" fo:padding-bottom="0in" fo:border="0.5pt solid #000000"/>
    </style:style>
    <style:style style:name="Table8.2" style:family="table-row">
      <style:table-row-properties style:min-row-height="0.1743in" fo:keep-together="auto"/>
    </style:style>
    <style:style style:name="Table9" style:family="table">
      <style:table-properties style:width="7.2819in" fo:margin-left="0in" fo:margin-top="0in" fo:margin-bottom="0in" table:align="left" style:writing-mode="lr-tb"/>
    </style:style>
    <style:style style:name="Table9.A" style:family="table-column">
      <style:table-column-properties style:column-width="7.2819in"/>
    </style:style>
    <style:style style:name="Table9.1" style:family="table-row">
      <style:table-row-properties style:min-row-height="0.184in" fo:keep-together="auto"/>
    </style:style>
    <style:style style:name="Table9.A1" style:family="table-cell">
      <style:table-cell-properties fo:padding-left="0.0785in" fo:padding-right="0.075in" fo:padding-top="0in" fo:padding-bottom="0in" fo:border="0.5pt solid #000000"/>
    </style:style>
    <style:style style:name="Table9.2" style:family="table-row">
      <style:table-row-properties style:min-row-height="0.1743in" fo:keep-together="auto"/>
    </style:style>
    <style:style style:name="Table10" style:family="table">
      <style:table-properties style:width="7.2819in" fo:margin-left="0in" fo:margin-top="0in" fo:margin-bottom="0in" table:align="left" style:writing-mode="lr-tb"/>
    </style:style>
    <style:style style:name="Table10.A" style:family="table-column">
      <style:table-column-properties style:column-width="7.2819in"/>
    </style:style>
    <style:style style:name="Table10.1" style:family="table-row">
      <style:table-row-properties style:min-row-height="0.184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0"/>
    </style:style>
    <style:style style:name="Table10.2" style:family="table-row">
      <style:table-row-properties style:min-row-height="0.1743in" fo:keep-together="auto"/>
    </style:style>
    <style:style style:name="P1" style:family="paragraph" style:parent-style-name="Standard">
      <style:paragraph-properties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2" style:family="paragraph" style:parent-style-name="Standard">
      <style:paragraph-properties fo:margin-top="0in" fo:margin-bottom="0.111in" loext:contextual-spacing="false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fo:font-weight="bold" officeooo:paragraph-rsid="00113243" style:font-weight-asian="bold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5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font-name="Century Gothic1" fo:font-weight="normal" officeooo:rsid="00170be5" officeooo:paragraph-rsid="00170be5" style:font-weight-asian="normal" style:font-weight-complex="normal"/>
    </style:style>
    <style:style style:name="P6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fo:color="#ce181e" style:font-name="Century Gothic1" fo:font-weight="normal" officeooo:rsid="00113243" officeooo:paragraph-rsid="00113243" fo:background-color="#fff200" style:font-weight-asian="normal" style:font-weight-complex="normal"/>
    </style:style>
    <style:style style:name="P7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fo:color="#ce181e" style:font-name="Century Gothic1" fo:font-weight="normal" officeooo:rsid="00155e4f" officeooo:paragraph-rsid="00155e4f" fo:background-color="#fff200" style:font-weight-asian="normal" style:font-weight-complex="normal"/>
    </style:style>
    <style:style style:name="P8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13243" officeooo:paragraph-rsid="00170be5" fo:background-color="transparent" style:font-weight-asian="normal" style:font-weight-complex="normal"/>
    </style:style>
    <style:style style:name="P9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13243" officeooo:paragraph-rsid="0018ed32" fo:background-color="transparent" style:font-weight-asian="normal" style:font-weight-complex="normal"/>
    </style:style>
    <style:style style:name="P10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2.6146in"/>
        </style:tab-stops>
      </style:paragraph-properties>
      <style:text-properties style:use-window-font-color="true" style:font-name="Century Gothic1" fo:font-weight="normal" officeooo:rsid="001a88f9" officeooo:paragraph-rsid="001a88f9" fo:background-color="transparent" style:font-weight-asian="normal" style:font-weight-complex="normal"/>
    </style:style>
    <style:style style:name="P11" style:family="paragraph" style:parent-style-name="Standard">
      <style:paragraph-properties fo:break-before="page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12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13243" officeooo:paragraph-rsid="00113243" style:font-weight-asian="normal" style:font-weight-complex="normal"/>
    </style:style>
    <style:style style:name="P13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a88f9" officeooo:paragraph-rsid="001a88f9" style:font-weight-asian="normal" style:font-weight-complex="normal"/>
    </style:style>
    <style:style style:name="P14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normal" officeooo:rsid="001a88f9" officeooo:paragraph-rsid="001a88f9" style:font-weight-asian="normal" style:font-weight-complex="normal"/>
    </style:style>
    <style:style style:name="P15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16" style:family="paragraph" style:parent-style-name="List_20_Paragraph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paragraph-rsid="00113243"/>
    </style:style>
    <style:style style:name="P17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fo:font-weight="bold" officeooo:paragraph-rsid="00113243" style:font-weight-asian="bold"/>
    </style:style>
    <style:style style:name="P18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rsid="00155e4f" officeooo:paragraph-rsid="00155e4f"/>
    </style:style>
    <style:style style:name="P19" style:family="paragraph" style:parent-style-name="List_20_Paragraph" style:list-style-name="WWNum8">
      <style:paragraph-properties fo:margin-top="0in" fo:margin-bottom="0in" loext:contextual-spacing="true" fo:line-height="100%">
        <style:tab-stops>
          <style:tab-stop style:position="2.6146in"/>
        </style:tab-stops>
      </style:paragraph-properties>
      <style:text-properties style:font-name="Century Gothic1" officeooo:rsid="001a88f9" officeooo:paragraph-rsid="001a88f9"/>
    </style:style>
    <style:style style:name="T1" style:family="text">
      <style:text-properties fo:font-weight="normal" officeooo:rsid="00113243" style:font-weight-asian="normal" style:font-weight-complex="normal"/>
    </style:style>
    <style:style style:name="T2" style:family="text">
      <style:text-properties fo:font-weight="normal" officeooo:rsid="00170be5" style:font-weight-asian="normal" style:font-weight-complex="normal"/>
    </style:style>
    <style:style style:name="T3" style:family="text">
      <style:text-properties officeooo:rsid="0012a7e9"/>
    </style:style>
    <style:style style:name="T4" style:family="text">
      <style:text-properties officeooo:rsid="00155e4f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13243" style:font-weight-asian="bold"/>
    </style:style>
    <style:style style:name="T7" style:family="text">
      <style:text-properties fo:font-weight="bold" officeooo:rsid="00170be5" style:font-weight-asian="bold"/>
    </style:style>
    <style:style style:name="T8" style:family="text">
      <style:text-properties officeooo:rsid="00170be5"/>
    </style:style>
    <style:style style:name="T9" style:family="text">
      <style:text-properties fo:color="#ce181e" fo:background-color="#fff200" loext:char-shading-value="0"/>
    </style:style>
    <style:style style:name="T10" style:family="text">
      <style:text-properties style:use-window-font-color="true" fo:background-color="transparent" loext:char-shading-value="0"/>
    </style:style>
    <style:style style:name="T11" style:family="text">
      <style:text-properties officeooo:rsid="0018ed32"/>
    </style:style>
    <style:style style:name="T12" style:family="text">
      <style:text-properties officeooo:rsid="001a945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/>
            <text:p text:style-name="P4"><text:span text:style-name="T5">NAME: </text:span><text:span text:style-name="T1">RecuperoPassword</text:span></text:p>
            <text:p text:style-name="P4"/>
          </table:table-cell>
        </table:table-row>
        <table:table-row table:style-name="Table7.2">
          <table:table-cell table:style-name="Table7.A1" office:value-type="string">
            <text:p text:style-name="P3"/>
            <text:p text:style-name="P4"><text:span text:style-name="T5">ACTORS:</text:span><text:span text:style-name="T6"> </text:span><text:span text:style-name="T1">UtenteRegistrato</text:span></text:p>
            <text:p text:style-name="P4"><text:span text:style-name="T5"><text:s/></text:span></text:p>
          </table:table-cell>
        </table:table-row>
        <table:table-row table:style-name="Table7.1">
          <table:table-cell table:style-name="Table7.A1" office:value-type="string">
            <text:p text:style-name="P3"/>
            <text:p text:style-name="P4"><text:span text:style-name="T5">FLOW OF EVENTS: </text:span></text:p>
            <text:list xml:id="list3607142741" text:style-name="L1">
              <text:list-item>
                <text:p text:style-name="P6">UtenteRegistrato<text:span text:style-name="T4"> si trova sulla Home</text:span>. Clicca su "Recupera credenziali".</text:p>
              </text:list-item>
              <text:list-item>
                <text:p text:style-name="P6"><text:span text:style-name="T4">Il sistema lo reindirizza su una pagina che</text:span> mostra un form da riempire con <text:span text:style-name="T3">il proprio username</text:span>.</text:p>
              </text:list-item>
              <text:list-item>
                <text:p text:style-name="P6">UtenteRegistrato inserisce <text:span text:style-name="T3">lo username e lo sottomette con il pulsante "Recupera".</text:span></text:p>
              </text:list-item>
              <text:list-item>
                <text:p text:style-name="P7">Il sistema manda le credenziali d'accesso all'indirizzo e-mail associato allo username inserito da UtenteRegistrato.</text:p>
              </text:list-item>
            </text:list>
            <text:p text:style-name="P3"/>
          </table:table-cell>
        </table:table-row>
        <table:table-row table:style-name="Table7.2">
          <table:table-cell table:style-name="Table7.A1" office:value-type="string">
            <text:p text:style-name="P3"/>
            <text:p text:style-name="P4"><text:span text:style-name="T5">ENTRY CONDITION:</text:span></text:p>
            <text:list xml:id="list3851774404" text:style-name="WWNum8">
              <text:list-item>
                <text:p text:style-name="P12">UtenteRegistrato non è loggato.</text:p>
                <text:p text:style-name="P12"/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3"/>
            <text:p text:style-name="P4"><text:span text:style-name="T5">EXIT CONDITION:</text:span></text:p>
            <text:list xml:id="list200642519397664" text:continue-numbering="true" text:style-name="WWNum8">
              <text:list-item>
                <text:p text:style-name="P18">UtenteRegistrato può accedere </text:p>
                <text:p text:style-name="P18"/>
              </text:list-item>
            </text:list>
          </table:table-cell>
        </table:table-row>
        <table:table-row table:style-name="Table7.2">
          <table:table-cell table:style-name="Table7.A1" office:value-type="string">
            <text:p text:style-name="P3"/>
            <text:p text:style-name="P4"><text:span text:style-name="T5">QUALITY REQUIREMENTS: </text:span></text:p>
            <text:list xml:id="list200642401148673" text:continue-numbering="true" text:style-name="WWNum8">
              <text:list-item>
                <text:p text:style-name="P15"/>
              </text:list-item>
            </text:list>
            <text:p text:style-name="P3"/>
          </table:table-cell>
        </table:table-row>
      </table:table>
      <text:p text:style-name="P1"/>
      <text:p text:style-name="P11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  <text:p text:style-name="P4"><text:span text:style-name="T5">NAME: </text:span><text:span text:style-name="T2">RecuperaUsername</text:span></text:p>
            <text:p text:style-name="P4"/>
          </table:table-cell>
        </table:table-row>
        <table:table-row table:style-name="Table8.2">
          <table:table-cell table:style-name="Table8.A1" office:value-type="string">
            <text:p text:style-name="P3"/>
            <text:p text:style-name="P4"><text:span text:style-name="T5">ACTORS:</text:span><text:span text:style-name="T7"> </text:span><text:span text:style-name="T2">UtenteRegistrato</text:span></text:p>
            <text:p text:style-name="P4"><text:span text:style-name="T5"><text:s/></text:span></text:p>
          </table:table-cell>
        </table:table-row>
        <table:table-row table:style-name="Table8.1">
          <table:table-cell table:style-name="Table8.A1" office:value-type="string">
            <text:p text:style-name="P3"/>
            <text:p text:style-name="P4"><text:span text:style-name="T5">FLOW OF EVENTS: </text:span></text:p>
            <text:list xml:id="list1907068341" text:style-name="L2">
              <text:list-item>
                <text:p text:style-name="P5">UtenteRegistrato si trova sulla Home. Clicca su "Recupera credenziali".</text:p>
              </text:list-item>
              <text:list-item>
                <text:p text:style-name="P8"><text:span text:style-name="T4">Il sistema lo reindirizza su una pagina che</text:span> mostra un form da riempire con <text:span text:style-name="T8">la propria e-mail</text:span>.</text:p>
              </text:list-item>
              <text:list-item>
                <text:p text:style-name="P9"><text:span text:style-name="T8">UtenteRegistrato inserisce l'indirizzo e-mail e clicca sul pulsante "Recupera".</text:span></text:p>
              </text:list-item>
              <text:list-item>
                <text:p text:style-name="P9"><text:span text:style-name="T11">Il sistema invia all'indirizzo e-mail lo username e notifica l'utente dell'invio della mail.</text:span></text:p>
              </text:list-item>
              <text:list-item>
                <text:p text:style-name="P10">Il sistema reindirizza UtenteRegistrato alla Home.</text:p>
              </text:list-item>
            </text:list>
            <text:p text:style-name="P3"/>
          </table:table-cell>
        </table:table-row>
        <table:table-row table:style-name="Table8.2">
          <table:table-cell table:style-name="Table8.A1" office:value-type="string">
            <text:p text:style-name="P3"/>
            <text:p text:style-name="P4"><text:span text:style-name="T5">ENTRY CONDITION:</text:span></text:p>
            <text:list xml:id="list200642975127862" text:continue-list="list200642401148673" text:style-name="WWNum8">
              <text:list-item>
                <text:p text:style-name="P13">UtenteRegistrato non è loggato.</text:p>
              </text:list-item>
            </text:list>
            <text:p text:style-name="P14"/>
          </table:table-cell>
        </table:table-row>
        <table:table-row table:style-name="Table8.1">
          <table:table-cell table:style-name="Table8.A1" office:value-type="string">
            <text:p text:style-name="P3"/>
            <text:p text:style-name="P4"><text:span text:style-name="T5">EXIT CONDITION:</text:span></text:p>
            <text:list xml:id="list200642568370913" text:continue-numbering="true" text:style-name="WWNum8">
              <text:list-item>
                <text:p text:style-name="P19"><text:s/>Il sistema<text:span text:style-name="T12"> </text:span></text:p>
                <text:p text:style-name="P19"/>
              </text:list-item>
            </text:list>
          </table:table-cell>
        </table:table-row>
        <table:table-row table:style-name="Table8.2">
          <table:table-cell table:style-name="Table8.A1" office:value-type="string">
            <text:p text:style-name="P3"/>
            <text:p text:style-name="P4"><text:span text:style-name="T5">QUALITY REQUIREMENTS: </text:span></text:p>
            <text:list xml:id="list200642566912237" text:continue-numbering="true" text:style-name="WWNum8">
              <text:list-item>
                <text:p text:style-name="P15"/>
              </text:list-item>
            </text:list>
            <text:p text:style-name="P3"/>
          </table:table-cell>
        </table:table-row>
      </table:table>
      <text:p text:style-name="P1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/>
            <text:p text:style-name="P4"><text:span text:style-name="T5">NAME: </text:span></text:p>
            <text:p text:style-name="P4"/>
          </table:table-cell>
        </table:table-row>
        <table:table-row table:style-name="Table9.2">
          <table:table-cell table:style-name="Table9.A1" office:value-type="string">
            <text:p text:style-name="P3"/>
            <text:p text:style-name="P4"><text:span text:style-name="T5">ACTORS:</text:span></text:p>
            <text:p text:style-name="P4"><text:span text:style-name="T5"><text:s/></text:span></text:p>
          </table:table-cell>
        </table:table-row>
        <table:table-row table:style-name="Table9.1">
          <table:table-cell table:style-name="Table9.A1" office:value-type="string">
            <text:p text:style-name="P3"/>
            <text:p text:style-name="P4"><text:span text:style-name="T5">FLOW OF EVENTS: </text:span></text:p>
            <text:p text:style-name="P16"/>
            <text:p text:style-name="P3"/>
          </table:table-cell>
        </table:table-row>
        <table:table-row table:style-name="Table9.2">
          <table:table-cell table:style-name="Table9.A1" office:value-type="string">
            <text:p text:style-name="P3"/>
            <text:p text:style-name="P4"><text:span text:style-name="T5">ENTRY CONDITION:</text:span></text:p>
            <text:list xml:id="list200643712550449" text:continue-numbering="true" text:style-name="WWNum8">
              <text:list-item>
                <text:p text:style-name="P17"/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3"/>
            <text:p text:style-name="P4"><text:span text:style-name="T5">EXIT CONDITION:</text:span></text:p>
            <text:list xml:id="list200644061349489" text:continue-numbering="true" text:style-name="WWNum8">
              <text:list-item>
                <text:p text:style-name="P15"/>
              </text:list-item>
            </text:list>
          </table:table-cell>
        </table:table-row>
        <table:table-row table:style-name="Table9.2">
          <table:table-cell table:style-name="Table9.A1" office:value-type="string">
            <text:p text:style-name="P3"/>
            <text:p text:style-name="P4"><text:soft-page-break/><text:span text:style-name="T5">QUALITY REQUIREMENTS: </text:span></text:p>
            <text:list xml:id="list200643913189283" text:continue-numbering="true" text:style-name="WWNum8">
              <text:list-item>
                <text:p text:style-name="P15"/>
              </text:list-item>
            </text:list>
            <text:p text:style-name="P3"/>
          </table:table-cell>
        </table:table-row>
      </table:table>
      <text:p text:style-name="P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  <text:p text:style-name="P4"><text:span text:style-name="T5">NAME: </text:span></text:p>
            <text:p text:style-name="P4"/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4"><text:span text:style-name="T5">ACTORS:</text:span></text:p>
            <text:p text:style-name="P4"><text:span text:style-name="T5"><text:s/></text:span></text:p>
          </table:table-cell>
        </table:table-row>
        <table:table-row table:style-name="Table10.1">
          <table:table-cell table:style-name="Table10.A1" office:value-type="string">
            <text:p text:style-name="P3"/>
            <text:p text:style-name="P4"><text:span text:style-name="T5">FLOW OF EVENTS: </text:span></text:p>
            <text:p text:style-name="P16"/>
            <text:p text:style-name="P3"/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4"><text:span text:style-name="T5">ENTRY CONDITION:</text:span></text:p>
            <text:list xml:id="list200643361776200" text:continue-numbering="true" text:style-name="WWNum8">
              <text:list-item>
                <text:p text:style-name="P17"/>
              </text:list-item>
            </text:list>
          </table:table-cell>
        </table:table-row>
        <table:table-row table:style-name="Table10.1">
          <table:table-cell table:style-name="Table10.A1" office:value-type="string">
            <text:p text:style-name="P3"/>
            <text:p text:style-name="P4"><text:span text:style-name="T5">EXIT CONDITION:</text:span></text:p>
            <text:list xml:id="list200644512565168" text:continue-numbering="true" text:style-name="WWNum8">
              <text:list-item>
                <text:p text:style-name="P15"/>
              </text:list-item>
            </text:list>
          </table:table-cell>
        </table:table-row>
        <table:table-row table:style-name="Table10.2">
          <table:table-cell table:style-name="Table10.A1" office:value-type="string">
            <text:p text:style-name="P3"/>
            <text:p text:style-name="P4"><text:span text:style-name="T5">QUALITY REQUIREMENTS: </text:span></text:p>
            <text:list xml:id="list200643878211756" text:continue-numbering="true" text:style-name="WWNum8">
              <text:list-item>
                <text:p text:style-name="P15"/>
              </text:list-item>
            </text:list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Gothic1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ListLabel_20_31" style:display-name="ListLabel 31" style:family="text">
      <style:text-properties style:font-name="Century Gothic" fo:font-family="'Century Gothic'" style:font-family-generic="roman" style:font-pitch="variable" fo:font-weight="bold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4" meta:image-count="0" meta:object-count="0" meta:page-count="3" meta:paragraph-count="52" meta:word-count="190" meta:character-count="1284" meta:non-whitespace-character-count="1138"/>
  </office:meta>
</office:document-meta>
</file>